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4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" style:family="text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6" style:family="text">
      <style:text-properties fo:font-size="13pt" style:text-underline-style="none" style:font-size-asian="13pt" style:font-size-complex="13pt"/>
    </style:style>
    <style:style style:name="T7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9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hroughFilms</text:p>
      <text:p text:style-name="P1">Règles de gestions &amp; Dictionnaire de données</text:p>
      <text:p text:style-name="P3"/>
      <text:p text:style-name="P2">Règles de gestions :</text:p>
      <text:p text:style-name="P2"/>
      <text:list xml:id="list3597454844191122437" text:style-name="L1">
        <text:list-item>
          <text:p text:style-name="P7">Un film est rattaché à un ou plusieurs réalisateurs.</text:p>
        </text:list-item>
        <text:list-item>
          <text:p text:style-name="P7">Un réalisateur est rattaché à un ou plusieurs films.</text:p>
        </text:list-item>
        <text:list-item>
          <text:p text:style-name="P7">Un film est rattaché à plusieurs acteurs.</text:p>
        </text:list-item>
        <text:list-item>
          <text:p text:style-name="P7">Un acteur est rattaché à un ou plusieurs films.</text:p>
        </text:list-item>
        <text:list-item>
          <text:p text:style-name="P7">Un film est rattaché à un ou plusieurs genres.</text:p>
        </text:list-item>
        <text:list-item>
          <text:p text:style-name="P7">Un genre est rattaché à un ou plusieurs films.</text:p>
        </text:list-item>
        <text:list-item>
          <text:p text:style-name="P7">Une sélection de films est rattachée à un utilisateur et à plusieurs films.</text:p>
        </text:list-item>
        <text:list-item>
          <text:p text:style-name="P7">Un utilisateur peut être rattaché à aucune ou plusieurs sélections de films.</text:p>
        </text:list-item>
        <text:list-item>
          <text:p text:style-name="P7">Un commentaire est rattaché à un seul utilisateur et à une seule sélection de films.</text:p>
        </text:list-item>
        <text:list-item>
          <text:p text:style-name="P7">Un utilisateur peut etre rattaché à aucun ou plusieurs commentaires.</text:p>
        </text:list-item>
        <text:list-item>
          <text:p text:style-name="P7">Une critique est rattachée à un utilisateur et à un film.</text:p>
        </text:list-item>
        <text:list-item>
          <text:p text:style-name="P7">Un utilisateur peut etre rattaché à aucune ou plusieurs critiques.<text:line-break/></text:p>
        </text:list-item>
      </text:list>
      <text:p text:style-name="P2">Dictionnaire de données :</text:p>
      <text:p text:style-name="P4"><text:span text:style-name="T9"><text:line-break/></text:span><text:span text:style-name="T3">f</text:span><text:span text:style-name="T2">ilm</text:span><text:span text:style-name="T5"> :</text:span><text:span text:style-name="T4"> </text:span></text:p>
      <text:list xml:id="list1640696733990417132" text:style-name="L2">
        <text:list-item>
          <text:p text:style-name="P8"><text:span text:style-name="T1">id : </text:span><text:span text:style-name="T7">l'identifiant du film ; INT AUTO-INCREMENT</text:span><text:span text:style-name="T1"> ; </text:span><text:span text:style-name="T7">NOT NULL</text:span><text:span text:style-name="T1">.</text:span></text:p>
        </text:list-item>
      </text:list>
      <text:list xml:id="list3396910951461999596" text:style-name="L3">
        <text:list-item>
          <text:p text:style-name="P9"><text:span text:style-name="T1">title</text:span><text:span text:style-name="T4"> : le titre du film ; VARCHAR(250) </text:span><text:span text:style-name="T1">; </text:span><text:span text:style-name="T7">NOT NULL</text:span><text:span text:style-name="T1">.</text:span></text:p>
        </text:list-item>
        <text:list-item>
          <text:p text:style-name="P10"><text:span text:style-name="T4">release_year : </text:span><text:span text:style-name="T7">année de sortie du film ; INT(4) </text:span><text:span text:style-name="T4">; </text:span><text:span text:style-name="T7">NOT NULL</text:span><text:span text:style-name="T4">.</text:span></text:p>
        </text:list-item>
        <text:list-item>
          <text:p text:style-name="P10"><text:span text:style-name="T4">duration : </text:span><text:span text:style-name="T7">durée du film en nombres de minutes ; INT ; NOT NULL.</text:span></text:p>
        </text:list-item>
        <text:list-item>
          <text:p text:style-name="P10"><text:span text:style-name="T4">synopsis : </text:span><text:span text:style-name="T7">synopsis du film ; TEXT ; NULL.</text:span></text:p>
        </text:list-item>
        <text:list-item>
          <text:p text:style-name="P10"><text:span text:style-name="T4">picture : </text:span><text:span text:style-name="T7">affiche du film ; VARCHAR(250) ; le chemin vers la photo dans la structure de l'appli ; NULL.</text:span></text:p>
        </text:list-item>
      </text:list>
      <text:p text:style-name="P5"/>
      <text:p text:style-name="P5"/>
      <text:p text:style-name="P5">director : </text:p>
      <text:list xml:id="list5209040348179568131" text:style-name="L4">
        <text:list-item>
          <text:p text:style-name="P11"><text:span text:style-name="T6">id : </text:span><text:span text:style-name="T8">l'identifiant du réalisateur. INT AUTO-INCREMENT </text:span><text:span text:style-name="T6">; </text:span><text:span text:style-name="T8">NOT NULL</text:span><text:span text:style-name="T6">.</text:span></text:p>
        </text:list-item>
        <text:list-item>
          <text:p text:style-name="P12"><text:span text:style-name="T10">firstname</text:span> : prénom du réalisateur ; VARCHAR(50) <text:span text:style-name="T10">; </text:span>NOT NULL<text:span text:style-name="T10">.</text:span></text:p>
        </text:list-item>
        <text:list-item>
          <text:p text:style-name="P12"><text:span text:style-name="T10">lastname</text:span> : nom de famille du réalisateur ; VARCHAR(50) <text:span text:style-name="T10">; </text:span>NOT NULL<text:span text:style-name="T10">.</text:span></text:p>
        </text:list-item>
        <text:list-item>
          <text:p text:style-name="P14">birth_date : <text:span text:style-name="T11">date de naissance du réalisateur ; DATE(format : YYYY/MM/DD) </text:span>; <text:span text:style-name="T11">NOT NULL</text:span>.</text:p>
        </text:list-item>
        <text:list-item>
          <text:p text:style-name="P14">death_date : <text:span text:style-name="T11">date de décès du réalisateur ; DATE(format : YYYY/MM/DD) </text:span>; <text:span text:style-name="T11">NULL</text:span>.</text:p>
        </text:list-item>
        <text:list-item>
          <text:p text:style-name="P14">biographie : <text:span text:style-name="T11">biographie du réalisateur ; TEXT ; NULL.</text:span> </text:p>
        </text:list-item>
        <text:list-item>
          <text:p text:style-name="P14">nationality : <text:span text:style-name="T11">nationalité du réalisateur ; VARCHAR(50) ; NULL.</text:span></text:p>
        </text:list-item>
        <text:list-item>
          <text:p text:style-name="P14">picture : <text:span text:style-name="T11">photo du réalisateur ; VARCHAR(250) ; le chemin vers la photo dans la structure de l'appli ; NULL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actor :</text:p>
      <text:list xml:id="list39602939" text:continue-numbering="true" text:style-name="L4">
        <text:list-item>
          <text:p text:style-name="P11"><text:span text:style-name="T6">id : </text:span><text:span text:style-name="T8">l'identifiant de l'acteur. INT AUTO-INCREMENT </text:span><text:span text:style-name="T6">; </text:span><text:span text:style-name="T8">NOT NULL</text:span><text:span text:style-name="T6">.</text:span></text:p>
        </text:list-item>
        <text:list-item>
          <text:p text:style-name="P12"><text:span text:style-name="T10">firstname</text:span> : prénom de l'acteur ; VARCHAR(50) <text:span text:style-name="T10">; </text:span>NOT NULL<text:span text:style-name="T10">.</text:span></text:p>
        </text:list-item>
        <text:list-item>
          <text:p text:style-name="P12"><text:span text:style-name="T10">lastname</text:span> : nom de famille de l'acteur ; VARCHAR(50) <text:span text:style-name="T10">; </text:span>NOT NULL<text:span text:style-name="T10">.</text:span></text:p>
        </text:list-item>
        <text:list-item>
          <text:p text:style-name="P14">birth_date : <text:span text:style-name="T11">date de naissance de l'acteur ; DATE (format : YYYY/MM/DD) </text:span>; <text:span text:style-name="T11">NOT NULL</text:span>.</text:p>
        </text:list-item>
        <text:list-item>
          <text:p text:style-name="P14">death_date : <text:span text:style-name="T11">date de décès de l'acteur ; DATE(format : YYYY/MM/DD) </text:span>; <text:span text:style-name="T11">NULL</text:span>.</text:p>
        </text:list-item>
        <text:list-item>
          <text:p text:style-name="P14">biographie : <text:span text:style-name="T11">biographie du réalisateur ; TEXT ; NULL.</text:span> </text:p>
        </text:list-item>
        <text:list-item>
          <text:p text:style-name="P14">nationality : <text:span text:style-name="T11">nationalité du réalisateur ; VARCHAR(250) ; NULL.</text:span> </text:p>
        </text:list-item>
        <text:list-item>
          <text:p text:style-name="P14">picture : <text:span text:style-name="T11">photo de l'acteur ; VARCHAR(250) ; le chemin vers la photo dans la structure de l'appli ; NULL.</text:span></text:p>
        </text:list-item>
      </text:list>
      <text:p text:style-name="P6"/>
      <text:p text:style-name="P6"/>
      <text:p text:style-name="P5">genre : </text:p>
      <text:list xml:id="list4300952169728508467" text:style-name="L5">
        <text:list-item>
          <text:p text:style-name="P15">id : <text:span text:style-name="T11">l'identifiant du genre des films et séries; INT AUTO-INCREMENT ; NOT NULL.</text:span></text:p>
        </text:list-item>
        <text:list-item>
          <text:p text:style-name="P15">name : <text:span text:style-name="T11">le nom du genre des films et séries ; VARCHAR(50) ; NOT NULL.</text:span></text:p>
        </text:list-item>
      </text:list>
      <text:p text:style-name="P6"/>
      <text:p text:style-name="P6"/>
      <text:p text:style-name="P5">user :</text:p>
      <text:list xml:id="list7520704861568890879" text:style-name="L6">
        <text:list-item>
          <text:p text:style-name="P16">id : <text:span text:style-name="T11">identifiant de l'utilisateur du site ; INT AUTO-INCREMENT ; NOT NULL</text:span>.</text:p>
        </text:list-item>
        <text:list-item>
          <text:p text:style-name="P13"><text:span text:style-name="T10">email</text:span> : email de l'utilisateur ; VARCHAR(50) ; NOT NULL.</text:p>
        </text:list-item>
        <text:list-item>
          <text:p text:style-name="P16">pseudo : <text:span text:style-name="T11">pseudo choisi par l'utilisateur ; VARCHAR(50) ; NOT NULL.</text:span></text:p>
        </text:list-item>
        <text:list-item>
          <text:p text:style-name="P16">password : <text:span text:style-name="T11">mot de passe de l'utilisateur ; VARCHAR(50) ; NOT NULL.</text:span></text:p>
        </text:list-item>
        <text:list-item>
          <text:p text:style-name="P16">type : <text:span text:style-name="T11">type d'utilisateur (administrateur ou simple utilisateur) ; NOT NULL.</text:span></text:p>
        </text:list-item>
        <text:list-item>
          <text:p text:style-name="P16">expiration_token : <text:span text:style-name="T11">jeton d'expiration pour utilisé pour la fontionnalité de réinitialisation du mot de passe en cas de mot de passe oublié par <text:s/>l'utlisateur ; VARCHAR ; NOT NULL.</text:span></text:p>
        </text:list-item>
      </text:list>
      <text:p text:style-name="P6"/>
      <text:p text:style-name="P6"/>
      <text:p text:style-name="P5">selection :</text:p>
      <text:list xml:id="list6833138034817741663" text:style-name="L7">
        <text:list-item>
          <text:p text:style-name="P17">id : <text:span text:style-name="T11">identifiant de la sélection ; INT AUTO-INCREMENT ; NOT NULL.</text:span></text:p>
        </text:list-item>
        <text:list-item>
          <text:p text:style-name="P17">title : <text:span text:style-name="T11">titre de la sélection faite par un utilisateur ; VARCHAR(250) ; NOT NULL.</text:span></text:p>
        </text:list-item>
        <text:list-item>
          <text:p text:style-name="P17">id_user <text:span text:style-name="T11">: identifiant de l'utilisateur ayant publié la sélection ; INT ; NOT NULL.</text:span></text:p>
        </text:list-item>
        <text:list-item>
          <text:p text:style-name="P17">publication_date<text:span text:style-name="T11"> : date de publication de la sélection de films et/ou séries ; DATE (format : YYYY/MM/DD) ; NOT NULL.</text:span></text:p>
        </text:list-item>
      </text:list>
      <text:p text:style-name="P6"/>
      <text:p text:style-name="P5">review :</text:p>
      <text:list xml:id="list3795435262047312630" text:style-name="L8">
        <text:list-item>
          <text:p text:style-name="P18">id : <text:span text:style-name="T11">identifiant de la critique d'un film ou d'une série; INT AUTO-INCREMENT ; NOT NULL.</text:span></text:p>
        </text:list-item>
        <text:list-item>
          <text:p text:style-name="P18">content : <text:span text:style-name="T11">texte contenant la critique d'un film ou d'une série ; TEXT ; NULL.</text:span></text:p>
        </text:list-item>
        <text:list-item>
          <text:p text:style-name="P18">rating : <text:span text:style-name="T11">note donnée au film ou à la série par un utilisateur ; INT(1) ; NOT NULL.</text:span></text:p>
        </text:list-item>
        <text:list-item>
          <text:p text:style-name="P18">publication_date<text:span text:style-name="T11"> : date de publication de la critique d'un film ou d'une série ; DATE (format : YYYY/MM/DD) ; NOT NULL.</text:span></text:p>
        </text:list-item>
        <text:list-item>
          <text:p text:style-name="P18">id_user : <text:span text:style-name="T11">identifiant de l'utilisateur ayant publié la critique ; INT ; NOT NULL.</text:span></text:p>
        </text:list-item>
        <text:list-item>
          <text:p text:style-name="P18"><text:soft-page-break/>id_film <text:span text:style-name="T11">: identifiant du film ou de la série faisant l'objet de la critique ; INT ; NOT NULL.</text:span></text:p>
        </text:list-item>
      </text:list>
      <text:p text:style-name="P5">comment :</text:p>
      <text:list xml:id="list3415305483558395957" text:style-name="L9">
        <text:list-item>
          <text:p text:style-name="P19">id : <text:span text:style-name="T11">identifiant du commentaire d'une sélection de films et/ou séries ; INT AUTO-INCREMENT ; NOT NULL.</text:span></text:p>
        </text:list-item>
        <text:list-item>
          <text:p text:style-name="P19">content : <text:span text:style-name="T11">texte du commentaire d'une sélection de films et/ou séries ; TEXT ; NOT NULL.</text:span></text:p>
        </text:list-item>
        <text:list-item>
          <text:p text:style-name="P19">publication_date<text:span text:style-name="T11"> : date de publication d'un commentaire d'une sélection de films et/ou séries ; DATE (format : YYYY/MM/DD) ; NOT NULL.</text:span></text:p>
        </text:list-item>
        <text:list-item>
          <text:p text:style-name="P19">id_user <text:span text:style-name="T11">: identifiant de l'utilisateur ayant publié le commentaire : INT ; NOT NULL.</text:span></text:p>
        </text:list-item>
        <text:list-item>
          <text:p text:style-name="P19">id_selection <text:span text:style-name="T11">: identifiant de la sélection faisant l'objet du commentaire ; INT ; NOT NULL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8M25S</meta:editing-duration>
    <meta:editing-cycles>18</meta:editing-cycles>
    <meta:generator>OpenOffice/4.1.15$Win32 OpenOffice.org_project/4115m2$Build-9813</meta:generator>
    <dc:date>2025-05-08T19:34:20.31</dc:date>
    <dc:creator>Arnaud Berthollet</dc:creator>
    <meta:document-statistic meta:table-count="0" meta:image-count="0" meta:object-count="0" meta:page-count="3" meta:paragraph-count="69" meta:word-count="847" meta:character-count="4505"/>
    <meta:user-defined meta:name="Info 1"/>
    <meta:user-defined meta:name="Info 2"/>
    <meta:user-defined meta:name="Info 3"/>
    <meta:user-defined meta:name="Info 4"/>
  </office:meta>
</office:document-meta>
</file>